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padding="0cm" fo:border-left="none" fo:border-right="none" fo:border-top="0.51pt solid #000000" fo:border-bottom="none" style:shadow="none"/>
      <style:text-properties fo:language="es" fo:country="ES" fo:font-style="italic" style:font-style-asian="italic" style:font-style-complex="italic"/>
    </style:style>
    <style:style style:name="P2"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language="es" fo:country="ES"/>
    </style:style>
    <style:style style:name="P3"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language="es" fo:country="ES" officeooo:paragraph-rsid="001efab1"/>
    </style:style>
    <style:style style:name="P4"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language="es" fo:country="ES" officeooo:paragraph-rsid="001b17cd"/>
    </style:style>
    <style:style style:name="P5"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officeooo:paragraph-rsid="001efab1"/>
    </style:style>
    <style:style style:name="P6"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officeooo:paragraph-rsid="001b17cd"/>
    </style:style>
    <style:style style:name="P7"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fo:language="es" fo:country="ES" officeooo:paragraph-rsid="001b098b"/>
    </style:style>
    <style:style style:name="P8"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fo:language="es" fo:country="ES"/>
    </style:style>
    <style:style style:name="P9"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fo:language="es" fo:country="ES" officeooo:paragraph-rsid="001efab1"/>
    </style:style>
    <style:style style:name="P10"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fo:language="es" fo:country="ES" officeooo:rsid="001b17cd" officeooo:paragraph-rsid="001b17cd"/>
    </style:style>
    <style:style style:name="P11"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fo:language="es" fo:country="ES" officeooo:rsid="001efab1" officeooo:paragraph-rsid="001efab1"/>
    </style:style>
    <style:style style:name="P12"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fo:font-size="10pt" fo:language="es" fo:country="ES" officeooo:paragraph-rsid="001b098b" style:font-size-asian="10pt" style:font-size-complex="10pt"/>
    </style:style>
    <style:style style:name="P13" style:family="paragraph" style:parent-style-name="Standard" style:list-style-name="WW8Num1">
      <style:paragraph-properties fo:margin-left="0cm" fo:margin-right="0cm" fo:margin-top="0.423cm" fo:margin-bottom="0cm" style:contextual-spacing="false" fo:text-align="justify" style:justify-single-word="false" fo:text-indent="0cm" style:auto-text-indent="false"/>
      <style:text-properties officeooo:paragraph-rsid="001efab1"/>
    </style:style>
    <style:style style:name="P14" style:family="paragraph" style:parent-style-name="Text_20_body" style:master-page-name="Standard">
      <style:paragraph-properties style:page-number="auto">
        <style:tab-stops>
          <style:tab-stop style:position="15.981cm" style:type="right"/>
        </style:tab-stops>
      </style:paragraph-properties>
      <style:text-properties fo:font-size="18pt" fo:language="es" fo:country="ES" fo:font-style="italic" style:font-size-asian="18pt" style:font-style-asian="italic" style:font-size-complex="18pt"/>
    </style:style>
    <style:style style:name="P15" style:family="paragraph" style:parent-style-name="Text_20_body" style:master-page-name="Standard">
      <style:paragraph-properties fo:text-align="center" style:justify-single-word="false" style:page-number="auto"/>
      <style:text-properties fo:font-size="18pt" fo:language="es" fo:country="ES" style:font-size-asian="18pt" style:font-size-complex="18pt"/>
    </style:style>
    <style:style style:name="T1" style:family="text">
      <style:text-properties officeooo:rsid="0017a15e"/>
    </style:style>
    <style:style style:name="T2" style:family="text">
      <style:text-properties officeooo:rsid="001b098b"/>
    </style:style>
    <style:style style:name="T3" style:family="text">
      <style:text-properties fo:font-size="10pt" style:font-size-asian="10pt" style:font-size-complex="10pt"/>
    </style:style>
    <style:style style:name="T4" style:family="text">
      <style:text-properties fo:font-size="10pt" officeooo:rsid="001b098b" style:font-size-asian="10pt" style:font-size-complex="10pt"/>
    </style:style>
    <style:style style:name="T5" style:family="text">
      <style:text-properties officeooo:rsid="001b17cd"/>
    </style:style>
    <style:style style:name="T6" style:family="text">
      <style:text-properties officeooo:rsid="001efab1"/>
    </style:style>
    <style:style style:name="T7" style:family="text">
      <style:text-properties fo:language="es" fo:country="ES"/>
    </style:style>
    <style:style style:name="T8" style:family="text">
      <style:text-properties fo:language="es" fo:country="ES" officeooo:rsid="001b17cd"/>
    </style:style>
    <style:style style:name="T9" style:family="text">
      <style:text-properties fo:language="es" fo:country="ES" officeooo:rsid="001efab1"/>
    </style:style>
    <style:style style:name="T10" style:family="text">
      <style:text-properties fo:language="es" fo:country="ES" style:text-underline-style="solid" style:text-underline-width="auto" style:text-underline-color="font-color" officeooo:rsid="001efab1"/>
    </style:style>
    <style:style style:name="T11" style:family="text">
      <style:text-properties officeooo:rsid="002051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ases de datos e SXBD. </text:p>
      <text:list text:style-name="WW8Num1">
        <text:list-item>
          <text:p text:style-name="P7">Busca en Internet o nome e o tamaño das dez BD meirandes do mundo.</text:p>
          <text:p text:style-name="P7">World Data Centre for Climate (6.000 Tb)</text:p>
          <text:p text:style-name="P12">National Energy Research Scientific Computing Center (2.800 Tb)</text:p>
          <text:p text:style-name="P12">AT&amp;T(323 Tb)</text:p>
          <text:p text:style-name="P12"><text:s/>Google (- Tb)</text:p>
          <text:p text:style-name="P12">Sprint (operador móvil de EEUU) (300 Tb)</text:p>
          <text:p text:style-name="P12">ChoicePoint (información telefónica, páginas blancas)(250 Tb)</text:p>
          <text:p text:style-name="P12">YouTube(45 Tb)</text:p>
          <text:p text:style-name="P12">Amazon</text:p>
          <text:p text:style-name="P12">La CIA (- Tb)</text:p>
          <text:p text:style-name="P7"><text:span text:style-name="T3">Biblioteca del Congreso de los EEUU </text:span><text:span text:style-name="T4">(</text:span><text:span text:style-name="T3">20 Tb)</text:span></text:p>
          <text:p text:style-name="P8"/>
        </text:list-item>
        <text:list-item>
          <text:p text:style-name="P8">Un administrador sempre debe facer copias de seguridade regularmente e, a ser posible, de varios tipos. Busca en Internet tipos de copias de seguridade e pensa como farán os administradores das 10 BD que atopaches no apartado anterior para non perder datos.</text:p>
          <text:p text:style-name="P10">Copia completa, en espejo, incrementales, diferencial, </text:p>
        </text:list-item>
        <text:list-item>
          <text:p text:style-name="P8">Onde almacenan as BD a información? <text:span text:style-name="T5">En dispositivos de almacenamiento (servidores)</text:span></text:p>
        </text:list-item>
        <text:list-item>
          <text:p text:style-name="P8">Que é un guión ou script? <text:span text:style-name="T5">Es un conjunto de instrucciones (programa) para llevar acabo cualquier tarea.</text:span></text:p>
        </text:list-item>
        <text:list-item>
          <text:p text:style-name="P8">Que é unha vista? Busca exemplos en Internet. En que se diferencia dunha consulta? <text:span text:style-name="T5">Es una tabla virtual creada como una combinacion de tablas.</text:span></text:p>
        </text:list-item>
        <text:list-item>
          <text:p text:style-name="P8">Que é un procedemento? Busca exemplos en Internet. <text:span text:style-name="T2">Son un script especial que forma parte del esquema de la base de datos</text:span></text:p>
        </text:list-item>
        <text:list-item>
          <text:p text:style-name="P8">Define:</text:p>
          <text:list>
            <text:list-item>
              <text:p text:style-name="P8">Dato. <text:span text:style-name="T5">Es la unidad minima de informacion, puede tener distintos tipos.</text:span></text:p>
            </text:list-item>
            <text:list-item>
              <text:p text:style-name="P8">Tipo de dato. <text:s/><text:span text:style-name="T5">Es la naturaleza o caracteristica del dato (numérico, alfanuméricos,datos de fecha, etc.)</text:span></text:p>
            </text:list-item>
            <text:list-item>
              <text:p text:style-name="P8">Campo. <text:span text:style-name="T5">O columna, </text:span>es un identificador para toda una familia de datos y pertenece a un tipo de datos concreto </text:p>
            </text:list-item>
            <text:list-item>
              <text:p text:style-name="P8">Rexistro. <text:span text:style-name="T5">O fila, o tupla, el conjunto de datos pertenecintes al mismo suceso.</text:span></text:p>
            </text:list-item>
            <text:list-item>
              <text:p text:style-name="P8">Táboa. <text:span text:style-name="T5">E</text:span>s un conjunto de tuplas, <text:span text:style-name="T5">filas, </text:span><text:s/>bajo el mismo nombre. Ej: la tabla Clientes </text:p>
            </text:list-item>
            <text:list-item>
              <text:p text:style-name="P8">Relación. <text:span text:style-name="T5">Son las tablas del modelo relacional.</text:span></text:p>
            </text:list-item>
            <text:list-item>
              <text:p text:style-name="P8"><text:soft-page-break/>Consulta. <text:span text:style-name="T5">Es una instruccion para realizar busquedas de informacion en las tupulas</text:span></text:p>
            </text:list-item>
          </text:list>
        </text:list-item>
        <text:list-item>
          <text:p text:style-name="P8">Tipos de BD segundo o modelo que usan. Descríbeas brevemente.</text:p>
        </text:list-item>
      </text:list>
      <text:p text:style-name="P2"><text:tab/>Modelo jerárquico: <text:span text:style-name="T5">También recibe el nombre de modelo en árbol, ya que utiliza una estructura en árbol invertido para la organización de los datos. Este modelo tiene algunas limitaciones ya que no todas las interrelaciones se pueden representar en una estructura jerárquica, y hoy en día esta en desuso.</text:span></text:p>
      <text:p text:style-name="P2"/>
      <text:p text:style-name="P6"><text:span text:style-name="T7"><text:tab/>Modelo en red: </text:span><text:span text:style-name="T8">Organiza la información en registros </text:span><text:span text:style-name="T9">(formados por los datos)</text:span><text:span text:style-name="T8"> y enlaces, </text:span><text:span text:style-name="T9">que permiten relacionar dichos datos</text:span><text:span text:style-name="T8">. </text:span>El sistema de gestión de información basado en el modelo en red más popular fue el sistema IDMS </text:p>
      <text:p text:style-name="P4"/>
      <text:p text:style-name="P6"><text:span text:style-name="T7"><text:tab/>Modelo relacional: </text:span><text:span text:style-name="T9">Hoy en día es el sistema de base de datos mas utilizado. Su desarrollador, Codd, argumentaba que los datos deberían relacionarse mediante interrelaciones naturales y lógicas. Diseña un modelo de base de datos constituido por filas y columnas. </text:span><text:span text:style-name="T10"><text:s/></text:span><text:span text:style-name="T9">Ejemplos</text:span> de sistemas de bases de datos relacionales son: Informix, DB2, Oracle, SYSBASE, SQLServer, MySQL, PostgreSQL. MariaDB, <text:span text:style-name="T6">etc.</text:span></text:p>
      <text:p text:style-name="P4"/>
      <text:p text:style-name="P5"><text:span text:style-name="T7"><text:tab/>Modelo multidimensional: </text:span>Debido a que el volumen de datos puede ser excesivamente grande, los datos y sus relaciones son estructurados en hipercubos de n dimensiones. Está orientado al análisis multidimensional y permite consultas muy avanzadas que relacionan diferentes dimensiones jerarquizadas. </text:p>
      <text:p text:style-name="P4"/>
      <text:p text:style-name="P4"><text:tab/>Modelo orientado a objetos: <text:span text:style-name="T6">Es un tipo de SGBD especializado para la programación orientada a objetos. Existe una variante combinando esta con la relacional, permitiendo esta almacenar los objetos en bases de datos relacionales.</text:span></text:p>
      <text:p text:style-name="P4"/>
      <text:p text:style-name="P3"><text:tab/>Modelo orientado a documentos: <text:span text:style-name="T6">En este modelo los datos están semiestrucutrados, los registros y sus datos asociados se almacenan en documentos. </text:span><text:span text:style-name="T11">En este modelo se basa en MongoDB</text:span></text:p>
      <text:p text:style-name="P2"/>
      <text:p text:style-name="P2"/>
      <text:list text:continue-numbering="true" text:style-name="WW8Num1">
        <text:list-item>
          <text:p text:style-name="P8">Tipos de BD segundo a localización da información. Descríbelas brevemente.</text:p>
          <text:p text:style-name="P11">Centralizada: La base de datos esta en un único punto desde el cual los usuarios acceden a la información.</text:p>
          <text:p text:style-name="P11">Distribuidas: En este caso la base de datos esta distribuida en distintas ubicaciones locales, oficinas, consultorios. (dependiendo de la base de datos, la empresa y el diseño de la base de datos), los usuarios obtienen la información de todos las ubicaciones, dependiendo de sus permisos de usuarios.</text:p>
        </text:list-item>
        <text:list-item>
          <text:p text:style-name="P8">Ventajes das BD fronte a los ficheros. Explícate brevemente.</text:p>
          <text:p text:style-name="P11">Independencia de los datos respecto a tratamientos y viceversa: <text:s/>Las bases de datos son independientes a los programas lo que permite utilizar distintos programas con la misma base de datos, disminuyendo archivos duplicados y evita tener que re programar aplicaciones debido a la modificación de bases de datos.</text:p>
          <text:p text:style-name="P11">Coherencia de los resultados: Al disminuir los datos repetidos, disminuye las posibilidades de errores en el mismo dato en distintas tablas.</text:p>
          <text:p text:style-name="P11"><text:soft-page-break/>Mayor eficiencia de recogida, validación y entrada de los datos: al no haber redundancias los datos se recogen y validan una sola vez agilizando el rendimiento del proceso previo al almacenamiento.</text:p>
          <text:p text:style-name="P11">Reduccion de espacio de almacenamiento por lo antes mencionado.</text:p>
          <text:p text:style-name="P11">Mejor disponibilidad d ellos datos para los usuarios: Al ser independientes a los programas, las bases de datos se comparten simulatneamente con todos los usarios y aplicaciones, e</text:p>
        </text:list-item>
        <text:list-item>
          <text:p text:style-name="P9">Compoñentes dun SXBD. Función de cada un. </text:p>
          <text:p text:style-name="P13"><text:span text:style-name="T9">Definicion de datos: </text:span>Mediante el Lenguaje de Definición de Datos (LDD o DDL en inglés) el S.G.B.D. permite describir y definir los esquemas de la base de datos. Este lenguaje debe permitir: - La creación de objetos conceptuales (esquema conceptual) - La descripción de estructuras físicas (esquema físico) - La definición de vistas (esquema externo) Para una base de datos existente, el L.D.D. debe permitir también: - La modificación de la descripción de objetos conceptuales. - El borrado de objetos conceptuales. - La modificación y borrado de caminos de acceso (índices), espacios para tablas, etc. - La modificación y borrado de las vistas. </text:p>
          <text:p text:style-name="P13"><text:span text:style-name="T9">Manipulación de datos </text:span>La función de manipulación de datos se encarga de todas las operaciones de intercambio de datos entre los usuarios y la base de datos. Esta función se hace con la ayuda del Lenguaje de Manipulación de Datos (LMD o DML en inglés), que está compuesto por un conjunto de comandos que nos permiten la consulta o puesta al día (inserción, modificación y borrado) de los datos de una base de datos. </text:p>
          <text:p text:style-name="P13"><text:span text:style-name="T7">Seguridad e integridad de los datos:</text:span>Se trata de garantizar la coherencia y validez de los datos, comprobando que sólo los usuarios autorizados puedan efectuar las operaciones correctas sobre la base de datos <text:s/></text:p>
        </text:list-item>
        <text:list-item>
          <text:p text:style-name="P8">Tipos de SXBD. Descríbeos brevemente.</text:p>
          <text:p text:style-name="P8"/>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font-name-asian="Arial Unicode MS" style:font-size-asian="12pt" style:language-asian="gl" style:country-asian="ES" style:font-name-complex="Tahoma1" style:font-size-complex="12pt" style:language-complex="gl"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s" fo:country="ES" style:font-name-asian="Arial Unicode MS" style:font-size-asian="12pt" style:language-asian="gl" style:country-asian="ES" style:font-name-complex="Tahoma1" style:font-size-complex="12pt" style:language-complex="gl" style:country-complex="E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6pt" fo:font-weight="bold" style:font-size-asian="16pt" style:font-weight-asian="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list-level-style-number text:level="1" text:style-name="Numbering_20_Symbols" loext:num-list-format=" %1%." style:num-prefix=" " style:num-suffix="." style:num-format="1">
        <style:list-level-properties text:min-label-width="0.635cm"/>
      </text:list-level-style-number>
      <text:list-level-style-number text:level="2" text:style-name="Numbering_20_Symbols" loext:num-list-format=" %2%)" style:num-prefix=" " style:num-suffix=")" style:num-format="a">
        <style:list-level-properties text:space-before="1.27cm" text:min-label-width="0.635cm"/>
      </text:list-level-style-number>
      <text:list-level-style-bullet text:level="3" text:style-name="Bullet_20_Symbols" loext:num-list-format=" %3%" style:num-prefix=" " text:bullet-char="•">
        <style:list-level-properties text:space-before="1.905cm" text:min-label-width="0.635cm"/>
        <style:text-properties style:font-name="StarSymbol"/>
      </text:list-level-style-bullet>
      <text:list-level-style-bullet text:level="4" text:style-name="Bullet_20_Symbols" loext:num-list-format=" %4%" style:num-prefix=" " text:bullet-char="•">
        <style:list-level-properties text:space-before="2.54cm" text:min-label-width="0.635cm"/>
        <style:text-properties style:font-name="StarSymbol"/>
      </text:list-level-style-bullet>
      <text:list-level-style-bullet text:level="5" text:style-name="Bullet_20_Symbols" loext:num-list-format=" %5%" style:num-prefix=" " text:bullet-char="•">
        <style:list-level-properties text:space-before="3.175cm" text:min-label-width="0.635cm"/>
        <style:text-properties style:font-name="StarSymbol"/>
      </text:list-level-style-bullet>
      <text:list-level-style-bullet text:level="6" text:style-name="Bullet_20_Symbols" loext:num-list-format=" %6%" style:num-prefix=" " text:bullet-char="•">
        <style:list-level-properties text:space-before="3.81cm" text:min-label-width="0.635cm"/>
        <style:text-properties style:font-name="StarSymbol"/>
      </text:list-level-style-bullet>
      <text:list-level-style-bullet text:level="7" text:style-name="Bullet_20_Symbols" loext:num-list-format=" %7%" style:num-prefix=" " text:bullet-char="•">
        <style:list-level-properties text:space-before="4.445cm" text:min-label-width="0.635cm"/>
        <style:text-properties style:font-name="StarSymbol"/>
      </text:list-level-style-bullet>
      <text:list-level-style-bullet text:level="8" text:style-name="Bullet_20_Symbols" loext:num-list-format=" %8%" style:num-prefix=" " text:bullet-char="•">
        <style:list-level-properties text:space-before="5.08cm" text:min-label-width="0.635cm"/>
        <style:text-properties style:font-name="StarSymbol"/>
      </text:list-level-style-bullet>
      <text:list-level-style-bullet text:level="9" text:style-name="Bullet_20_Symbols" loext:num-list-format=" %9%" style:num-prefix=" " text:bullet-char="•">
        <style:list-level-properties text:space-before="5.715cm" text:min-label-width="0.635cm"/>
        <style:text-properties style:font-name="StarSymbol"/>
      </text:list-level-style-bullet>
      <text:list-level-style-bullet text:level="10" text:style-name="Bullet_20_Symbols" loext:num-list-format=" %10%" style:num-prefix=" " text:bullet-char="•">
        <style:list-level-properties text:space-before="6.35cm" text:min-label-width="0.635cm"/>
        <style:text-properties style:font-name="StarSymbol"/>
      </text:list-level-style-bullet>
    </text:list-style>
    <text:list-style style:name="WW8Num2" text:consecutive-numbering="true">
      <text:list-level-style-number text:level="1" loext:num-list-format="%1%)" style:num-suffix=")" style:num-format="a" style:num-letter-sync="true">
        <style:list-level-properties text:space-before="0.63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a" style:num-letter-sync="true">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Standard">
      <style:paragraph-properties style:page-number="auto">
        <style:tab-stops>
          <style:tab-stop style:position="15.981cm" style:type="right"/>
        </style:tab-stops>
      </style:paragraph-properties>
      <style:text-properties fo:font-size="18pt" fo:language="es" fo:country="ES" fo:font-style="italic" style:font-size-asian="18pt" style:font-style-asian="italic" style:font-size-complex="18pt"/>
    </style:style>
    <style:style style:name="MP2" style:family="paragraph" style:parent-style-name="Footer">
      <style:paragraph-properties fo:padding="0cm" fo:border-left="none" fo:border-right="none" fo:border-top="0.51pt solid #000000" fo:border-bottom="none" style:shadow="none"/>
      <style:text-properties fo:language="es" fo:country="ES" fo:font-style="italic" style:font-style-asian="italic" style:font-style-complex="italic"/>
    </style:style>
    <style:style style:name="MT1" style:family="text">
      <style:text-properties officeooo:rsid="0017a15e"/>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39"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ADA</text:span><text:tab/>UD1</text:p>
      </style:header>
      <style:footer>
        <text:p text:style-name="MP2"><text:tab/><text:tab/></text:p>
      </style:footer>
    </style:master-page>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title>SISTEMAS XESTORES DE BASES DE DATOS</dc:title>
    <meta:initial-creator>Enrique Cabañas Olmo</meta:initial-creator>
    <meta:creation-date>2005-10-07T12:02:00</meta:creation-date>
    <dc:date>2024-09-20T21:00:05.660000000</dc:date>
    <meta:print-date>2005-10-07T12:02:00</meta:print-date>
    <meta:editing-cycles>35</meta:editing-cycles>
    <meta:editing-duration>PT4H2M28S</meta:editing-duration>
    <meta:document-statistic meta:table-count="0" meta:image-count="0" meta:object-count="0" meta:page-count="3" meta:paragraph-count="49" meta:word-count="1003" meta:character-count="6279" meta:non-whitespace-character-count="5300"/>
    <meta:user-defined meta:name="Info 1"/>
    <meta:user-defined meta:name="Info 2"/>
    <meta:user-defined meta:name="Info 3"/>
    <meta:user-defined meta:name="Info 4"/>
  </office:meta>
</office:document-meta>
</file>